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-complex="Arial"/>
    </style:style>
    <style:style style:name="P2" style:family="paragraph" style:parent-style-name="Standard">
      <style:paragraph-properties fo:orphans="2" fo:widows="2"/>
      <style:text-properties fo:font-weight="bold" officeooo:rsid="002b6d9c" officeooo:paragraph-rsid="002b6d9c" style:font-weight-asian="bold" style:font-name-complex="Arial" style:font-weight-complex="bold"/>
    </style:style>
    <style:style style:name="P3" style:family="paragraph" style:parent-style-name="Standard">
      <style:paragraph-properties fo:orphans="2" fo:widows="2"/>
      <style:text-properties fo:font-weight="bold" style:font-weight-asian="bold" style:font-name-complex="Arial" style:font-weight-complex="bold"/>
    </style:style>
    <style:style style:name="P4" style:family="paragraph" style:parent-style-name="Standard">
      <style:paragraph-properties fo:orphans="2" fo:widows="2"/>
      <style:text-properties fo:font-weight="bold" officeooo:rsid="0035b278" officeooo:paragraph-rsid="0035b278" style:font-weight-asian="bold" style:font-name-complex="Arial" style:font-weight-complex="bold"/>
    </style:style>
    <style:style style:name="P5" style:family="paragraph" style:parent-style-name="Standard">
      <style:paragraph-properties fo:orphans="2" fo:widows="2"/>
      <style:text-properties fo:font-weight="bold" officeooo:rsid="0035b278" officeooo:paragraph-rsid="0036aa48" style:font-weight-asian="bold" style:font-name-complex="Arial" style:font-weight-complex="bold"/>
    </style:style>
    <style:style style:name="P6" style:family="paragraph" style:parent-style-name="Standard">
      <style:paragraph-properties fo:orphans="2" fo:widows="2"/>
      <style:text-properties fo:font-weight="normal" officeooo:rsid="0035b278" officeooo:paragraph-rsid="0035b278" style:font-weight-asian="normal" style:font-name-complex="Arial" style:font-weight-complex="normal"/>
    </style:style>
    <style:style style:name="P7" style:family="paragraph" style:parent-style-name="Standard">
      <style:paragraph-properties fo:orphans="2" fo:widows="2"/>
      <style:text-properties fo:font-weight="normal" officeooo:rsid="0035b278" officeooo:paragraph-rsid="0036aa48" style:font-weight-asian="normal" style:font-name-complex="Arial" style:font-weight-complex="normal"/>
    </style:style>
    <style:style style:name="P8" style:family="paragraph" style:parent-style-name="Standard">
      <style:paragraph-properties fo:orphans="2" fo:widows="2"/>
      <style:text-properties fo:font-weight="normal" officeooo:rsid="0035b278" officeooo:paragraph-rsid="004a34ee" style:font-weight-asian="normal" style:font-name-complex="Arial" style:font-weight-complex="normal"/>
    </style:style>
    <style:style style:name="P9" style:family="paragraph" style:parent-style-name="Standard">
      <style:paragraph-properties fo:orphans="2" fo:widows="2"/>
      <style:text-properties fo:font-weight="normal" officeooo:rsid="004a34ee" officeooo:paragraph-rsid="004a34ee" style:font-weight-asian="normal" style:font-name-complex="Arial" style:font-weight-complex="normal"/>
    </style:style>
    <style:style style:name="P10" style:family="paragraph" style:parent-style-name="Standard">
      <style:paragraph-properties fo:orphans="2" fo:widows="2"/>
      <style:text-properties officeooo:paragraph-rsid="0036f623"/>
    </style:style>
    <style:style style:name="P11" style:family="paragraph" style:parent-style-name="Standard">
      <style:paragraph-properties fo:margin-top="0.21cm" fo:margin-bottom="0.21cm" loext:contextual-spacing="false" fo:line-height="100%" fo:orphans="2" fo:widows="2"/>
    </style:style>
    <style:style style:name="P12" style:family="paragraph" style:parent-style-name="Standard">
      <style:paragraph-properties fo:margin-top="0.21cm" fo:margin-bottom="0.21cm" loext:contextual-spacing="false" fo:line-height="100%" fo:orphans="2" fo:widows="2"/>
      <style:text-properties officeooo:paragraph-rsid="00497e43"/>
    </style:style>
    <style:style style:name="P13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3c21c7" style:font-weight-asian="bold" style:font-weight-complex="bold"/>
    </style:style>
    <style:style style:name="P14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97e43" officeooo:paragraph-rsid="00497e43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a34ee" officeooo:paragraph-rsid="004a34ee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.499cm" fo:margin-bottom="0.21cm" loext:contextual-spacing="false" fo:orphans="2" fo:widows="2"/>
      <style:text-properties fo:font-size="12pt" fo:font-weight="bold" officeooo:rsid="004a34ee" officeooo:paragraph-rsid="004a34ee" style:font-size-asian="12pt" style:font-weight-asian="bold" style:font-name-complex="Arial" style:font-size-complex="12pt" style:font-weight-complex="bold"/>
    </style:style>
    <style:style style:name="P17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247cm" loext:contextual-spacing="false" fo:line-height="120%" fo:orphans="0" fo:widows="0" fo:text-indent="-0.499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18" style:family="paragraph" style:parent-style-name="Text_20_body" style:list-style-name="L1">
      <loext:graphic-properties draw:fill="none"/>
      <style:paragraph-properties fo:margin-left="0.499cm" fo:margin-right="0cm" fo:margin-top="0cm" fo:margin-bottom="0.247cm" loext:contextual-spacing="false" fo:line-height="120%" fo:orphans="0" fo:widows="0" fo:text-indent="-0.499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19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2974de"/>
    </style:style>
    <style:style style:name="P20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1" style:family="paragraph" style:parent-style-name="Text_20_body" style:list-style-name="L1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2" style:family="paragraph" style:parent-style-name="Heading_20_1" style:master-page-name="Standard">
      <style:paragraph-properties fo:margin-top="0.21cm" fo:margin-bottom="0.21cm" loext:contextual-spacing="false" style:page-number="auto"/>
      <style:text-properties officeooo:rsid="00497e43" officeooo:paragraph-rsid="00497e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31b" style:font-weight-asian="bold" style:font-weight-complex="bold"/>
    </style:style>
    <style:style style:name="T3" style:family="text">
      <style:text-properties fo:font-weight="bold" officeooo:rsid="004a34ee" style:font-weight-asian="bold" style:font-weight-complex="bold"/>
    </style:style>
    <style:style style:name="T4" style:family="text">
      <style:text-properties fo:font-weight="bold" officeooo:rsid="004d3bdc" style:font-weight-asian="bold" style:font-weight-complex="bold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fo:font-weight="bold" officeooo:rsid="00497e43" style:font-weight-asian="bold" style:font-name-complex="Arial" style:font-weight-complex="bold"/>
    </style:style>
    <style:style style:name="T7" style:family="text">
      <style:text-properties style:font-name-complex="Arial"/>
    </style:style>
    <style:style style:name="T8" style:family="text">
      <style:text-properties officeooo:rsid="00497e43" style:font-name-complex="Arial"/>
    </style:style>
    <style:style style:name="T9" style:family="text">
      <style:text-properties fo:language="en" fo:country="US" fo:font-weight="bold" style:font-weight-asian="bold" style:font-name-complex="Arial" style:font-weight-complex="bold"/>
    </style:style>
    <style:style style:name="T10" style:family="text">
      <style:text-properties fo:language="en" fo:country="US" fo:font-weight="bold" officeooo:rsid="00497e43" style:font-weight-asian="bold" style:font-name-complex="Arial" style:font-weight-complex="bold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font-name-complex="Arial" style:font-weight-complex="bold"/>
    </style:style>
    <style:style style:name="T13" style:family="text">
      <style:text-properties fo:language="en" fo:country="US" fo:font-weight="normal" style:font-weight-asian="normal" style:font-name-complex="Arial" style:font-weight-complex="normal"/>
    </style:style>
    <style:style style:name="T14" style:family="text">
      <style:text-properties fo:language="en" fo:country="US" fo:font-weight="normal" officeooo:rsid="00497e43" style:font-weight-asian="normal" style:font-name-complex="Ari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6d9c" style:font-weight-asian="normal" style:font-weight-complex="normal"/>
    </style:style>
    <style:style style:name="T17" style:family="text">
      <style:text-properties fo:font-weight="normal" officeooo:rsid="004a34ee" style:font-weight-asian="normal" style:font-weight-complex="normal"/>
    </style:style>
    <style:style style:name="T18" style:family="text">
      <style:text-properties fo:font-weight="normal" officeooo:rsid="004d3bdc" style:font-weight-asian="normal" style:font-weight-complex="normal"/>
    </style:style>
    <style:style style:name="T19" style:family="text">
      <style:text-properties fo:font-weight="normal" officeooo:rsid="0036f623" style:font-weight-asian="normal" style:font-name-complex="Arial" style:font-weight-complex="normal"/>
    </style:style>
    <style:style style:name="T20" style:family="text">
      <style:text-properties fo:font-weight="normal" officeooo:rsid="00385dc0" style:font-weight-asian="normal" style:font-name-complex="Arial" style:font-weight-complex="normal"/>
    </style:style>
    <style:style style:name="T21" style:family="text">
      <style:text-properties fo:font-weight="normal" officeooo:rsid="00497e43" style:font-weight-asian="normal" style:font-name-complex="Arial" style:font-weight-complex="normal"/>
    </style:style>
    <style:style style:name="T22" style:family="text">
      <style:text-properties officeooo:rsid="0036aa48"/>
    </style:style>
    <style:style style:name="T23" style:family="text">
      <style:text-properties officeooo:rsid="0036bb4e"/>
    </style:style>
    <style:style style:name="T24" style:family="text">
      <style:text-properties officeooo:rsid="0036f623"/>
    </style:style>
    <style:style style:name="T25" style:family="text">
      <style:text-properties officeooo:rsid="004a34ee"/>
    </style:style>
    <style:style style:name="T26" style:family="text">
      <style:text-properties officeooo:rsid="004c7a3e"/>
    </style:style>
    <style:style style:name="T27" style:family="text">
      <style:text-properties officeooo:rsid="004d3b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Никита Пигасов</text:h>
      <text:p text:style-name="P11"><text:span text:style-name="T9">E-mail<text:tab/><text:tab/><text:tab/><text:tab/></text:span><text:span text:style-name="T12">nktpgsv@gmail.com</text:span><text:span text:style-name="T11"> </text:span></text:p>
      <text:p text:style-name="P12"><text:span text:style-name="T10">Телефон</text:span><text:span text:style-name="T9"><text:tab/><text:tab/><text:tab/></text:span><text:span text:style-name="T14">+79046379644</text:span></text:p>
      <text:p text:style-name="P13"><text:span text:style-name="T11">Skype<text:tab/><text:tab/><text:tab/><text:tab/></text:span><text:span text:style-name="T13">lolinternet523</text:span></text:p>
      <text:p text:style-name="P11"><text:span text:style-name="T6">Дата рождения</text:span><text:span text:style-name="T5"><text:tab/><text:tab/></text:span><text:span text:style-name="T21">15 мая 1990</text:span><text:span text:style-name="T7">, </text:span><text:span text:style-name="T8">26 лет</text:span></text:p>
      <text:p text:style-name="P11"><text:span text:style-name="T6">Семейное положение</text:span><text:span text:style-name="T5"><text:tab/></text:span><text:span text:style-name="T21">холост</text:span></text:p>
      <text:p text:style-name="P11"><text:span text:style-name="T6">Место проживания</text:span><text:span text:style-name="T5"><text:tab/><text:tab/></text:span><text:span text:style-name="T21">Санкт-Петербург, Россия; заинтересован в переезде</text:span></text:p>
      <text:p text:style-name="P14">Общее</text:p>
      <text:list xml:id="list1577366683190319278" text:style-name="L1">
        <text:list-item>
          <text:p text:style-name="P17">Опытный пользователь ОС Windows и Linux. Под обе занимался разработкой. Администрировал сервер на Windows. Есть небольшой опыт работы с OSX</text:p>
        </text:list-item>
        <text:list-item>
          <text:p text:style-name="P19">Основные языки программирования: C, C++, C#</text:p>
        </text:list-item>
        <text:list-item>
          <text:p text:style-name="P18">Большой опыт работы с движком Unity: был ведущим программистом в двух проектах, вышедших в Steam</text:p>
        </text:list-item>
        <text:list-item>
          <text:p text:style-name="P18">Есть опыт релиза игр в Steam, AppStore, PlayStore</text:p>
        </text:list-item>
        <text:list-item>
          <text:p text:style-name="P18">Уверенно владею системами контроля версий svn и git</text:p>
        </text:list-item>
        <text:list-item>
          <text:p text:style-name="P18">Есть опыт работы с DirectX и OpenGL. Участвовал в разработке 2<text:span text:style-name="T26">.5D</text:span> платформера с использованием DirectX (проект заморожен на стадии прототипа)</text:p>
        </text:list-item>
        <text:list-item>
          <text:p text:style-name="P18">Есть опыт использования скриптовых языков: Python, bash. Всегда их использую для автоматизации рутины</text:p>
        </text:list-item>
        <text:list-item>
          <text:p text:style-name="P18">Из других ОО языков есть небольшой опыт: Delphi, Java. Сейчас изучаю язык Erlang, чтобы <text:span text:style-name="T26">лучше </text:span>понимать <text:span text:style-name="T26">парадигму </text:span>функционально<text:span text:style-name="T27">го</text:span> программировани<text:span text:style-name="T27">я</text:span></text:p>
        </text:list-item>
        <text:list-item>
          <text:p text:style-name="P18">Заинтересован в задачах, касающихся работы с сетью или звуком. Но не было возможности углубиться в эти темы. Лишь читал статьи/книги, да писал небольшие вещи в стол</text:p>
        </text:list-item>
        <text:list-item>
          <text:p text:style-name="P18">Хорошее математическое образование, умею пользоваться математическими инструментами вроде mathcad, gnuplot</text:p>
        </text:list-item>
        <text:list-item>
          <text:p text:style-name="P18">Есть небольшой опыт спортивного программирования</text:p>
        </text:list-item>
        <text:list-item>
          <text:p text:style-name="P18">Стараюсь следить за новостями в программировании и разработке игр</text:p>
        </text:list-item>
        <text:list-item>
          <text:p text:style-name="P18">Хорошо справляюсь с чужим кодом даже если он плохо документирован, и его история идет аж с начала 90-х</text:p>
        </text:list-item>
        <text:list-item>
          <text:p text:style-name="P18">Есть совсем небольшой опыт работы с Web-технологиями (HTML, PHP)</text:p>
        </text:list-item>
      </text:list>
      <text:p text:style-name="P15">Образование</text:p>
      <text:p text:style-name="P1"><text:span text:style-name="T1">2012-2014, </text:span><text:span text:style-name="T3">Магистратура, кафедра </text:span><text:span text:style-name="T4">высокопроизводительных вычислений</text:span><text:span text:style-name="T2"> (</text:span><text:span text:style-name="T3">не закончил</text:span><text:span text:style-name="T2">)</text:span><text:span text:style-name="T16">, </text:span><text:span text:style-name="T17">совместная программа ИТМО и университета Амстердама</text:span></text:p>
      <text:p text:style-name="P2">2007-2012, <text:span text:style-name="T25">Бакалавриат</text:span><text:span text:style-name="T15">, </text:span><text:span text:style-name="T17">университет ИТМО, факультет </text:span><text:span text:style-name="T18">и</text:span><text:span text:style-name="T17">нформационных технологий и программирования, кафедра </text:span><text:span text:style-name="T18">к</text:span><text:span text:style-name="T17">омпьютерных технологий</text:span></text:p>
      <text:p text:style-name="P9">Учился на кафедре, славящейся своими победами в соревнованиях по программированию</text:p>
      <text:p text:style-name="P15"><text:soft-page-break/>Опыт работы</text:p>
      <text:p text:style-name="P4">2016-2016, Oriplay games, <text:span text:style-name="T25">Разработчик</text:span></text:p>
      <text:p text:style-name="P9">Подработка, работал вечерами после полного рабочего дня на основном месте работы и по выходным. Небольшая команда делала свою ХО игру, когда программист пошел на зарплату и не мог уделять время проекту. Я занимался по большей части багфиксами и доделками, но внес и несколько новых фич.</text:p>
      <text:p text:style-name="P6"><text:span text:style-name="T25">Ключевые слова</text:span>: C++, Lua, <text:span text:style-name="T22">git, imagemagick</text:span></text:p>
      <text:p text:style-name="P4">2015-2016, Lostwood <text:span text:style-name="T23">G</text:span>ames, <text:span text:style-name="T25">Разработчик</text:span></text:p>
      <text:p text:style-name="P6"><text:span text:style-name="T25">Это время я был основным программистом на проекте</text:span> Leviathan: the Cargo (http://store.steampowered.com/app/411130/). <text:span text:style-name="T25">Также я отвечал за работу нашего svn-сервера.</text:span></text:p>
      <text:p text:style-name="P8"><text:span text:style-name="T25">Ключевые слова</text:span>: Unity 5, C#, Steam<text:span text:style-name="T22">, svn</text:span></text:p>
      <text:p text:style-name="P5">201<text:span text:style-name="T22">4</text:span>-201<text:span text:style-name="T22">5</text:span>, <text:span text:style-name="T25">НИТА</text:span>, <text:span text:style-name="T25">Инженер-программист</text:span></text:p>
      <text:p text:style-name="P9">Я работал в проекте по автоматизированному управлению воздушным движением. Конкретно наш отдел занимался модулем, отвечающим за запись, хранение и воспроизведение различной информации, связанной с этим (голосовые переговоры, записи с камер на местах работы диспетчеров, планы полетов и т.д.). Я в основном занимался поддержкой и улучшениями звуковой части этого модуля.</text:p>
      <text:p text:style-name="P7"><text:span text:style-name="T22">K</text:span>eywords: <text:span text:style-name="T22">C++, Python, bash, git, Qt, boost, DSP, libsnd, libvorbis, ffmpeg</text:span></text:p>
      <text:p text:style-name="P3">2011-2013<text:span text:style-name="T23">, Lostwood Games, Разработчик</text:span></text:p>
      <text:p text:style-name="P9">Мой первый опыт работы программистом. Поначалу несколько месяцев я совмещал свою основную работу в кузнице с этой, потом полностью перешел сюда.</text:p>
      <text:p text:style-name="P9">У нас было два проекта. Сначала мы делали 2.5D платформер с разрушаемым окружением и элементами RPG. Было два программиста, я был младшим. Дошли до рабочего прототипа с окружением, боевкой и монстром и забросили, потому что поняли, что нужен сторонний движок, иначе навеки завязнем. Перешли на Юнити, и там я уже занимался другой игрой, <text:span text:style-name="T24">Leviathan: the Last Day of the Decade (http://store.steampowered.com/app/328270/).</text:span> Большую часть времени я был единственным программистом на этом проекте.</text:p>
      <text:p text:style-name="P10"><text:span text:style-name="T19">Keywords: C++, DirectX, Lua, tinyxml, Unity, C#, svn, iOS, </text:span><text:span text:style-name="T20">Steam, php</text:span></text:p>
      <text:p text:style-name="P16">Языки</text:p>
      <text:list xml:id="list235023661943099" text:continue-numbering="true" text:style-name="L1">
        <text:list-item>
          <text:p text:style-name="P20"><text:span text:style-name="T25">Русский</text:span> - <text:span text:style-name="T25">родной язык</text:span></text:p>
        </text:list-item>
        <text:list-item>
          <text:p text:style-name="P21"><text:span text:style-name="T25">Английский</text:span> - <text:span text:style-name="T25">свободно владею</text:span> (<text:span text:style-name="T25">получил</text:span> 118/120 <text:span text:style-name="T25">на экзамене</text:span> TOEFL <text:span text:style-name="T25">в</text:span> 2013<text:span text:style-name="T25"> году</text:span>)</text:p>
        </text:list-item>
        <text:list-item>
          <text:p text:style-name="P21"><text:span text:style-name="T25">Немецкий</text:span> - <text:span text:style-name="T25">думаю, уровень B1. Могу нормально читать и кое-как писать со словарем, но не было нормальной практики языка последние несколько ле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Source Han Sans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0" fo:widows="0" style:text-autospace="none" style:writing-mode="lr-tb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with-next="always"/>
      <style:text-properties fo:font-size="14pt" fo:language="ru" fo:country="RU" fo:font-weight="bold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text-align="justify" style:justify-single-word="false" fo:keep-with-next="always"/>
      <style:text-properties fo:font-size="12pt" fo:language="ru" fo:country="RU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orphans="2" fo:widows="2" fo:keep-with-next="always"/>
      <style:text-properties style:font-name="Arial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keep-with-next="always"/>
      <style:text-properties style:font-name="Arial" fo:font-family="Arial" style:font-family-generic="swiss" style:font-pitch="variable" fo:language="ru" fo:country="RU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_20_Text" style:display-name="Comment Text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7-11T08:00:00</meta:creation-date>
    <dc:date>2016-08-07T23:50:22.323294942</dc:date>
    <meta:editing-cycles>162</meta:editing-cycles>
    <meta:editing-duration>PT10H7M47S</meta:editing-duration>
    <meta:generator>LibreOffice/5.2.0.4$Linux_X86_64 LibreOffice_project/20m0$Build-4</meta:generator>
    <meta:document-statistic meta:table-count="0" meta:image-count="0" meta:object-count="0" meta:page-count="2" meta:paragraph-count="44" meta:word-count="561" meta:character-count="3983" meta:non-whitespace-character-count="3472"/>
  </office:meta>
</office:document-meta>
</file>